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1956" officeooo:paragraph-rsid="001f19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0725" officeooo:paragraph-rsid="002007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a249" officeooo:paragraph-rsid="0021a24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26be4" officeooo:paragraph-rsid="00226be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  <style:style style:name="T1" style:family="text">
      <style:text-properties officeooo:rsid="001f1956"/>
    </style:style>
    <style:style style:name="T2" style:family="text">
      <style:text-properties officeooo:rsid="00200725"/>
    </style:style>
    <style:style style:name="T3" style:family="text">
      <style:text-properties officeooo:rsid="0021a2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3">5 (2)</text:span></text:p>
      <text:p text:style-name="P1"/>
      <text:p text:style-name="P7">CODE:</text:p>
      <text:p text:style-name="P2"/>
      <text:p text:style-name="P6">#include &lt;iostream&gt;</text:p>
      <text:p text:style-name="P6">#include &lt;cstring&gt;</text:p>
      <text:p text:style-name="P6">#include &lt;cctype&gt;</text:p>
      <text:p text:style-name="P6">using namespace std;</text:p>
      <text:p text:style-name="P6">struct Node {</text:p>
      <text:p text:style-name="P6">char data;</text:p>
      <text:p text:style-name="P6">Node *left, *right;</text:p>
      <text:p text:style-name="P6">Node(char val) : data(val), left(nullptr), right(nullptr) {}</text:p>
      <text:p text:style-name="P6">};</text:p>
      <text:p text:style-name="P6">class Tree {</text:p>
      <text:p text:style-name="P6">public:</text:p>
      <text:p text:style-name="P6">Node *root;</text:p>
      <text:p text:style-name="P6">Tree() : root(nullptr) {}</text:p>
      <text:p text:style-name="P6">void buildExpressionTree(const char *prefix) {</text:p>
      <text:p text:style-name="P6">Node *stack[50];</text:p>
      <text:p text:style-name="P6">int top = -1;</text:p>
      <text:p text:style-name="P6">for (int i = strlen(prefix) - 1; i &gt;= 0; i--) {</text:p>
      <text:p text:style-name="P6">if (isalpha(prefix[i])) {</text:p>
      <text:p text:style-name="P6">stack[++top] = new Node(prefix[i]);</text:p>
      <text:p text:style-name="P6">} else {</text:p>
      <text:p text:style-name="P6">Node *node = new Node(prefix[i]);</text:p>
      <text:p text:style-name="P6">node-&gt;left = stack[top--];</text:p>
      <text:p text:style-name="P6">node-&gt;right = stack[top--];</text:p>
      <text:p text:style-name="P6">stack[++top] = node;</text:p>
      <text:p text:style-name="P6">}</text:p>
      <text:p text:style-name="P6">}</text:p>
      <text:p text:style-name="P6">root = stack[top];</text:p>
      <text:p text:style-name="P6">}</text:p>
      <text:p text:style-name="P6">void displayPostfix(Node *node) {</text:p>
      <text:p text:style-name="P6">if (!node) return;</text:p>
      <text:p text:style-name="P6">displayPostfix(node-&gt;left);</text:p>
      <text:p text:style-name="P6">displayPostfix(node-&gt;right);</text:p>
      <text:p text:style-name="P6">cout &lt;&lt; node-&gt;data;</text:p>
      <text:p text:style-name="P6">}</text:p>
      <text:p text:style-name="P6">void deleteTree(Node *node) {</text:p>
      <text:p text:style-name="P6">if (!node) return;</text:p>
      <text:p text:style-name="P6">deleteTree(node-&gt;left);deleteTree(node-&gt;right);</text:p>
      <text:p text:style-name="P6">cout &lt;&lt; "Deleting node: " &lt;&lt; node-&gt;data &lt;&lt; endl;</text:p>
      <text:p text:style-name="P6">delete node;</text:p>
      <text:p text:style-name="P6">}</text:p>
      <text:p text:style-name="P6">};</text:p>
      <text:p text:style-name="P6">int main() {</text:p>
      <text:p text:style-name="P6">Tree tree;</text:p>
      <text:p text:style-name="P6">char expression[50];</text:p>
      <text:p text:style-name="P6">int choice;</text:p>
      <text:p text:style-name="P6">do {</text:p>
      <text:p text:style-name="P6">cout &lt;&lt; "1 -&gt; Enter prefix expression\n";</text:p>
      <text:p text:style-name="P6"><text:soft-page-break/>cout &lt;&lt; "2 -&gt; Display postfix expression\n";</text:p>
      <text:p text:style-name="P6">cout &lt;&lt; "3 -&gt; Delete tree\n";</text:p>
      <text:p text:style-name="P6">cout &lt;&lt; "4 -&gt; Exit\n";</text:p>
      <text:p text:style-name="P6">cout &lt;&lt; "Choose an option (1-4): ";</text:p>
      <text:p text:style-name="P6">cin &gt;&gt; choice;</text:p>
      <text:p text:style-name="P6">switch (choice) {</text:p>
      <text:p text:style-name="P6">case 1:</text:p>
      <text:p text:style-name="P6">cout &lt;&lt; "Enter the prefix expression (e.g., +--a*bc/def): ";</text:p>
      <text:p text:style-name="P6">cin &gt;&gt; expression;</text:p>
      <text:p text:style-name="P6">tree.buildExpressionTree(expression);</text:p>
      <text:p text:style-name="P6">break;</text:p>
      <text:p text:style-name="P6">case 2:</text:p>
      <text:p text:style-name="P6">if (tree.root) {</text:p>
      <text:p text:style-name="P6">tree.displayPostfix(tree.root);</text:p>
      <text:p text:style-name="P6">cout &lt;&lt; endl;</text:p>
      <text:p text:style-name="P6">} else {</text:p>
      <text:p text:style-name="P6">cout &lt;&lt; "Tree is empty.\n";</text:p>
      <text:p text:style-name="P6">}</text:p>
      <text:p text:style-name="P6">break;</text:p>
      <text:p text:style-name="P6">case 3:</text:p>
      <text:p text:style-name="P6">if (tree.root) {</text:p>
      <text:p text:style-name="P6">tree.deleteTree(tree.root);</text:p>
      <text:p text:style-name="P6">tree.root = nullptr;</text:p>
      <text:p text:style-name="P6">} else {</text:p>
      <text:p text:style-name="P6">cout &lt;&lt; "Tree is already empty.\n";</text:p>
      <text:p text:style-name="P6">}</text:p>
      <text:p text:style-name="P6">break;</text:p>
      <text:p text:style-name="P6">case 4:</text:p>
      <text:p text:style-name="P6">cout &lt;&lt; "\n// END OF CODE\n";</text:p>
      <text:p text:style-name="P6">break;</text:p>
      <text:p text:style-name="P6">default:</text:p>
      <text:p text:style-name="P6">cout &lt;&lt; "Choose a valid option (1-4).\n";</text:p>
      <text:p text:style-name="P6">}</text:p>
      <text:p text:style-name="P6">} while (choice != 4);</text:p>
      <text:p text:style-name="P6">return 0;</text:p>
      <text:p text:style-name="P6">}</text:p>
      <text:p text:style-name="P5"/>
      <text:p text:style-name="P2"/>
      <text:p text:style-name="P7">OUTPUT:</text:p>
      <text:p text:style-name="P2"><text:s text:c="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4:01:32.036957652</dc:date>
    <meta:editing-duration>PT5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87" meta:word-count="261" meta:character-count="1661" meta:non-whitespace-character-count="1430"/>
  </office:meta>
</office:document-meta>
</file>